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18<text:line-break/>– Arco 217 – Risulta finanziato dai Maestri Calderani de’ Filatoglieri.<text:line-break/></text:span></text:p>
        </text:list-item>
      </text:list>
      <text:p text:style-name="Text_20_body">Iscrizione quasi completamente illeggibile.<text:line-break/>…<text:span text:style-name="Emphasis">stuol humil sue fatiche e suoi travagli</text:span>…(<text:span text:style-name="Emphasis">Gabriella Gherardi</text:span>).</text:p>
      <text:p text:style-name="Horizontal_20_Line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5:35.59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26" meta:character-count="188"/>
  </office:meta>
</office:document-meta>
</file>